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5cm" svg:height="4.4cm" svg:x="0.12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05cm" svg:height="0.6cm" svg:x="0.195cm" svg:y="0.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1.8cm" svg:x="0.2cm" svg:y="1cm">
          <text:p text:style-name="P1"/>
          <text:p text:style-name="P1">B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4cm" svg:x="0.2cm" svg:y="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75cm" svg:height="4.4cm" svg:x="2.52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05cm" svg:height="0.6cm" svg:x="2.595cm" svg:y="0.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1.8cm" svg:x="2.988cm" svg:y="1.01cm">
          <text:p text:style-name="P1"/>
          <text:p text:style-name="P1">B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4cm" svg:x="2.9cm" svg:y="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2cm" svg:x="4.9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05cm" svg:height="0.6cm" svg:x="8cm" svg:y="1.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1.8cm" svg:x="6.6cm" svg:y="0.2cm">
          <text:p text:style-name="P1"/>
          <text:p text:style-name="P1">B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4cm" svg:x="5cm" svg:y="0.6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2cm" svg:x="4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05cm" svg:height="0.6cm" svg:x="4.995cm" svg:y="3.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1.8cm" svg:x="7.2cm" svg:y="2.6cm">
          <text:p text:style-name="P1"/>
          <text:p text:style-name="P1">B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4cm" svg:x="8.6cm" svg:y="2.8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2cm" fo:page-height="4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8T09:01:33</meta:creation-date>
    <dc:date>2011-03-08T09:36:54</dc:date>
    <dc:creator>Dimitar Asenov</dc:creator>
    <meta:editing-duration>PT00H35M22S</meta:editing-duration>
    <meta:editing-cycles>5</meta:editing-cycles>
    <meta:generator>OpenOffice.org/3.2$Unix OpenOffice.org_project/320m19$Build-9505</meta:generator>
    <meta:document-statistic meta:object-count="16"/>
  </office:meta>
</office:document-meta>
</file>